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Corbel Light'" style:font-family-asian="'Corbel Light'" style:font-family-complex="'Corbel Light'" fo:background-color="transparent" style:use-window-font-color="true"/>
    </style:style>
    <style:style style:name="T2" style:family="text">
      <style:text-properties fo:font-size="24.00pt" fo:font-weight="bold" fo:font-family="'Corbel Light'" style:font-family-asian="'Corbel Light'" style:font-family-complex="'Corbel Light'" fo:background-color="transparent" style:use-window-font-color="true"/>
    </style:style>
    <style:style style:name="T3" style:family="text">
      <style:text-properties fo:font-size="24.00pt" fo:font-weight="bold" fo:font-family="'Corbel Light'" style:font-family-asian="'Corbel Light'" style:font-family-complex="'Corbel Light'" fo:background-color="transparent" style:use-window-font-color="true"/>
    </style:style>
    <style:style style:name="T4" style:family="text">
      <style:text-properties fo:font-size="24.00pt" fo:font-weight="normal" fo:font-family="'Corbel Light'" style:font-family-asian="'Corbel Light'" style:font-family-complex="'Corbel Light'"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3.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3.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3.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 style:family="text">
      <style:text-properties fo:font-size="13.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3.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 style:family="text">
      <style:text-properties fo:font-size="13.00pt" fo:font-weight="normal" fo:font-family="Calibri" style:font-family-asian="Calibri" style:font-family-complex="Calibri" fo:background-color="transparent" style:use-window-font-color="true"/>
    </style:style>
    <style:style style:name="T16" style:family="text">
      <style:text-properties fo:font-size="13.00pt" fo:font-weight="bold" fo:font-family="Calibri" style:font-family-asian="Calibri" style:font-family-complex="Calibri" fo:background-color="transparent" style:use-window-font-color="true"/>
    </style:style>
    <style:style style:name="T17" style:family="text">
      <style:text-properties fo:font-size="13.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3.00pt" fo:font-weight="normal" fo:font-family="Calibri" style:font-family-asian="Calibri" style:font-family-complex="Calibri" fo:background-color="transparent" style:use-window-font-color="true"/>
    </style:style>
    <style:style style:name="T22" style:family="text">
      <style:text-properties fo:font-size="13.00pt" fo:font-weight="bold" fo:font-family="Calibri" style:font-family-asian="Calibri" style:font-family-complex="Calibri" fo:background-color="transparent" style:use-window-font-color="true"/>
    </style:style>
    <style:style style:name="T23" style:family="text">
      <style:text-properties fo:font-size="13.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3.00pt" fo:font-weight="normal" fo:font-family="Calibri" style:font-family-asian="Calibri" style:font-family-complex="Calibri" fo:background-color="transparent" style:use-window-font-color="true"/>
    </style:style>
    <style:style style:name="T26" style:family="text">
      <style:text-properties fo:font-size="13.00pt" fo:font-weight="bold" fo:font-family="Calibri" style:font-family-asian="Calibri" style:font-family-complex="Calibri" fo:background-color="transparent" style:use-window-font-color="true"/>
    </style:style>
    <style:style style:name="T27" style:family="text">
      <style:text-properties fo:font-size="13.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3.00pt" fo:font-weight="normal" fo:font-family="Calibri" style:font-family-asian="Calibri" style:font-family-complex="Calibri" fo:background-color="transparent" style:use-window-font-color="true"/>
    </style:style>
    <style:style style:name="T30" style:family="text">
      <style:text-properties fo:font-size="14.00pt" fo:font-weight="normal" fo:font-family="Calibri" style:font-family-asian="Calibri" style:font-family-complex="Calibri" fo:background-color="transparent" style:use-window-font-color="true"/>
    </style:style>
    <style:style style:name="T31"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2" style:family="text">
      <style:text-properties fo:font-size="14.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4.00pt" fo:font-weight="normal" fo:font-family="Calibri" style:font-family-asian="Calibri" style:font-family-complex="Calibri" fo:background-color="transparent" style:use-window-font-color="true"/>
    </style:style>
    <style:style style:name="T35"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6" style:family="text">
      <style:text-properties fo:font-size="14.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left"/>
    </style:style>
    <style:style style:name="P3" style:family="paragraph">
      <style:paragraph-properties fo:line-height="100.00%" fo:text-align="left" fo:margin-top="12.00pt" fo:margin-bottom="6.00pt"/>
    </style:style>
    <style:style style:name="P4" style:family="paragraph">
      <style:paragraph-properties fo:line-height="100.00%" fo:text-align="left"/>
    </style:style>
    <style:style style:name="P5" style:family="paragraph">
      <style:paragraph-properties fo:line-height="115.00%" fo:text-align="left" fo:margin-bottom="7.00pt"/>
    </style:style>
    <style:style style:name="P6" style:family="paragraph">
      <style:paragraph-properties fo:line-height="100.00%" fo:text-align="left" fo:margin-top="10.00pt" fo:margin-bottom="6.00pt"/>
    </style:style>
    <style:style style:name="P7" style:family="paragraph">
      <style:paragraph-properties fo:line-height="115.00%" fo:text-align="left" fo:margin-bottom="7.00pt"/>
    </style:style>
  </office:automatic-styles>
  <office:body>
    <office:text>
      <text:p text:style-name="P1"><text:span text:style-name="T1">ToDo &amp; Co<text:s/></text:span><text:span text:style-name="T2">–</text:span><text:span text:style-name="T3"><text:s/>TodoList</text:span></text:p>
      <text:p text:style-name="P1"><text:span text:style-name="T4">Axes d'améliorations</text:span></text:p>
      <text:p text:style-name="P2"><text:span text:style-name="T5"/></text:p>
      <text:p text:style-name="P3"><text:span text:style-name="T5"/></text:p>
      <text:p text:style-name="P4"><text:span text:style-name="T6">1. Les axes d'améliorations</text:span></text:p>
      <text:p text:style-name="P4"><text:span text:style-name="T7"/></text:p>
      <text:p text:style-name="P4"><text:span text:style-name="T7"/></text:p>
      <text:p text:style-name="P5"><text:span text:style-name="T8">Fonctionnalitée :</text:span></text:p>
      <text:p text:style-name="P5"><text:span text:style-name="T9">- Un bouton de consultation des tâches terminées est présent, mais n'est pas fonctionnel, créer la route et la methode associés à celui ci (ainsi que le test fonctionnelle)</text:span></text:p>
      <text:p text:style-name="P5"><text:span text:style-name="T9">- En possédant le role Admin, on pourrait avoir la possibilité de supprimer un utilisateur en plus de pouvoir le modifier</text:span></text:p>
      <text:p text:style-name="P5"><text:span text:style-name="T9">- Mettre en place une validation par mail à la création d'un compte utilisateur</text:span></text:p>
      <text:p text:style-name="P5"><text:span text:style-name="T9">- On pourrait avoir une trace en base de, quel utilisateur à marqué une tache comme faite ou non, car pour l'instant, n'importe quel utilisateur peut terminer ou non une tache qui ne lui appartient pas, ou alors avoir une validation pour un admin.</text:span></text:p>
      <text:p text:style-name="P5"><text:span text:style-name="T10"/></text:p>
      <text:p text:style-name="P5"><text:span text:style-name="T11">Bonne pratique :</text:span></text:p>
      <text:p text:style-name="P5"><text:span text:style-name="T12">- Mise en place des pages d'erreurs car ce n'est pas le cas pour l'instant</text:span></text:p>
      <text:p text:style-name="P5"><text:span text:style-name="T12">- Mise en place d'un systeme de mise en cache HTTP</text:span></text:p>
      <text:p text:style-name="P5"><text:span text:style-name="T13"/></text:p>
      <text:p text:style-name="P5"><text:span text:style-name="T14">Visuel / css: </text:span></text:p>
      <text:p text:style-name="P5"><text:span text:style-name="T15">- Améliorer le design / Refaire la barre de navigation</text:span></text:p>
      <text:p text:style-name="P5"><text:span text:style-name="T15">- Mise en place d'une favicon</text:span></text:p>
      <text:p text:style-name="P5"><text:span text:style-name="T15">- Puisque les users sont reliées maintenant aux taches, afficher en tache l'identifiant du user qui l'a crée</text:span></text:p>
      <text:p text:style-name="P5"><text:span text:style-name="T15">- Important, rendre le site completement<text:s/></text:span><text:span text:style-name="T16">responsiv</text:span><text:span text:style-name="T17"><text:s/>grâce aux Framework Bootstrap</text:span></text:p>
      <text:p text:style-name="P5"><text:span text:style-name="T18"/></text:p>
      <text:p text:style-name="P5"><text:span text:style-name="T18"/></text:p>
      <text:p text:style-name="P5"><text:span text:style-name="T18"/></text:p>
      <text:p text:style-name="P5"><text:span text:style-name="T18"/></text:p>
      <text:p text:style-name="P6"><text:span text:style-name="T19">2 Optimisation</text:span></text:p>
      <text:p text:style-name="P7"><text:span text:style-name="T20"/></text:p>
      <text:p text:style-name="P7"><text:span text:style-name="T21">Différentes optimisations peuvent être mis en place pour améliorer les performances de l'application comme :</text:span></text:p>
      <text:p text:style-name="P7"><text:span text:style-name="T22">- L’activation d’OPCache</text:span><text:span text:style-name="T23"><text:s/>pour stocker les fichiers PHP compilés pour éviter d'avoir à les recompiler à chaque requête. OPcache peut compiler et charger des classes au démarrage et les rendre disponibles pour toutes les requêtes jusqu'au redémarrage du serveur, améliorant ainsi considérablement les performances.</text:span></text:p>
      <text:p text:style-name="P7"><text:span text:style-name="T24"/></text:p>
      <text:p text:style-name="P7"><text:span text:style-name="T25">-<text:s/></text:span><text:span text:style-name="T26">La modification de realpath Cache<text:s/></text:span><text:span text:style-name="T27">pour améliorer les performances des applis Symfony</text:span></text:p>
      <text:p text:style-name="P7"><text:span text:style-name="T28"/></text:p>
      <text:p text:style-name="P7"><text:span text:style-name="T29">- L’utilisation de varnish, un accélérateur HTTP puissant et open source capable de servir rapidement le contenu mis en cache</text:span></text:p>
      <text:p text:style-name="P7"><text:span text:style-name="T30">Documentation :<text:s/></text:span><text:a xlink:href="https://symfony.com/doc/5.x/http_cache/varnish.html"><text:span text:style-name="T31">https://symfony.com/doc/5.x/http_cache/varnish.html</text:span></text:a><text:span text:style-name="T32"/></text:p>
      <text:p text:style-name="P7"><text:span text:style-name="T33"/></text:p>
      <text:p text:style-name="P7"><text:span text:style-name="T33"/></text:p>
      <text:p text:style-name="P7"><text:span text:style-name="T34">Documentation Symfony des améliorations de performances :<text:s/></text:span><text:a xlink:href="https://symfony.com/doc/5.x/performance.html"><text:span text:style-name="T35">https://symfony.com/doc/5.x/performance.html</text:span></text:a><text:span text:style-name="T36"/></text:p>
      <text:p text:style-name="P7"><text:span text:style-name="T37"/></text:p>
      <text:p text:style-name="P7"><text:span text:style-name="T37"/></text:p>
      <text:p text:style-name="P7"><text:span text:style-name="T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